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12pt" officeooo:rsid="001fa05b" officeooo:paragraph-rsid="001fa05b" style:font-size-asian="12pt" style:font-size-complex="12pt"/>
    </style:style>
    <style:style style:name="P2" style:family="paragraph" style:parent-style-name="Standard">
      <style:text-properties style:font-name="DejaVu Sans Mono" fo:font-size="9pt" officeooo:rsid="0024b0bd" officeooo:paragraph-rsid="0024b0bd" style:font-size-asian="9pt" style:font-size-complex="9pt"/>
    </style:style>
    <style:style style:name="P3" style:family="paragraph" style:parent-style-name="Standard">
      <style:text-properties style:font-name="DejaVu Sans Mono" fo:font-size="9pt" officeooo:rsid="0025af9c" officeooo:paragraph-rsid="0025af9c" style:font-size-asian="9pt" style:font-size-complex="9pt"/>
    </style:style>
    <style:style style:name="P4" style:family="paragraph" style:parent-style-name="Standard">
      <style:text-properties style:font-name="DejaVu Sans Mono" fo:font-size="9pt" officeooo:rsid="002767d2" officeooo:paragraph-rsid="002767d2" style:font-size-asian="9pt" style:font-size-complex="9pt"/>
    </style:style>
    <style:style style:name="P5" style:family="paragraph" style:parent-style-name="Standard">
      <style:text-properties style:font-name="DejaVu Sans Mono" fo:font-size="9pt" officeooo:rsid="002947c4" officeooo:paragraph-rsid="002947c4" style:font-size-asian="9pt" style:font-size-complex="9pt"/>
    </style:style>
    <style:style style:name="P6"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7" style:family="paragraph" style:parent-style-name="Title">
      <style:text-properties style:font-name="DejaVu Sans Mono" fo:font-size="12pt" officeooo:rsid="0021b844" officeooo:paragraph-rsid="0021b844" style:font-size-asian="12pt" style:font-size-complex="12pt"/>
    </style:style>
    <style:style style:name="T1" style:family="text">
      <style:text-properties style:text-underline-style="none"/>
    </style:style>
    <style:style style:name="T2" style:family="text">
      <style:text-properties officeooo:rsid="0024b0bd"/>
    </style:style>
    <style:style style:name="T3" style:family="text">
      <style:text-properties officeooo:rsid="0025af9c"/>
    </style:style>
    <style:style style:name="T4" style:family="text">
      <style:text-properties officeooo:rsid="002767d2"/>
    </style:style>
    <style:style style:name="T5" style:family="text">
      <style:text-properties officeooo:rsid="002a9626"/>
    </style:style>
    <style:style style:name="T6" style:family="text">
      <style:text-properties officeooo:rsid="002c5c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11 BSD on <text:span text:style-name="T6">PiDP-11</text:span></text:p>
      <text:p text:style-name="P7">Using <text:span text:style-name="T2">Pascal</text:span></text:p>
      <text:p text:style-name="P1"/>
      <text:p text:style-name="P2">The 2.11 BSD image on the PiDP-11 includes a historical Berkley Pascal compiler, which allows to compile small Pascal programs for educational purposes. This compiler cannot handle very large programs, such as <text:span text:style-name="T3">the better known</text:span> Pascal compilers written around 1980 in Pascal, for example P2, P4, UCSD Pascal or <text:span text:style-name="T3">C</text:span>oncurrent Pascal, but it is well suited to play with this interesting historical language. <text:span text:style-name="T3">As all historical Pascal compilers for small computers of that time it does not compile into machine language, but into a hypothetical p-code engine, which has to be interpreted with a p-code interpreter.</text:span></text:p>
      <text:p text:style-name="P2"/>
      <text:p text:style-name="P2">Interestingly enough, this compiler is itself written in C. As almost all software at that time, the source was distributed and compiled on the target system using make. Fortunately, the source can therefore be inspected in /usr/src/ucb/<text:span text:style-name="T3">pascal.</text:span></text:p>
      <text:p text:style-name="P2"/>
      <text:p text:style-name="P5">You can find some suitable documentation at <text:a xlink:type="simple" xlink:href="https://docs.freebsd.org/44doc/papers/px.html" text:style-name="Internet_20_link" text:visited-style-name="Visited_20_Internet_20_Link">https://docs.freebsd.org/44doc/papers/px.html</text:a>, or <text:span text:style-name="T5">as always</text:span> by using the <text:span text:style-name="T1">man command</text:span>.</text:p>
      <text:p text:style-name="P2"/>
      <text:p text:style-name="P3">We are going to write and compile a short program in this tutorial.</text:p>
      <text:p text:style-name="P3"/>
      <text:p text:style-name="P3">Login as a user, not root, and make a directory for this project.</text:p>
      <text:p text:style-name="P3"/>
      <text:p text:style-name="P3"><text:s text:c="2"/>cd</text:p>
      <text:p text:style-name="P3"><text:s text:c="2"/>mkdir pascal</text:p>
      <text:p text:style-name="P3"><text:s text:c="2"/>cd pascal</text:p>
      <text:p text:style-name="P3"><text:s text:c="2"/>vi <text:span text:style-name="T4">hello.p</text:span></text:p>
      <text:p text:style-name="P3"/>
      <text:p text:style-name="P3">Using vi, enter the following little program (or any other little program at your liking):</text:p>
      <text:p text:style-name="P3"/>
      <text:p text:style-name="P3"><text:s text:c="2"/><text:span text:style-name="T4">program hello(output);</text:span></text:p>
      <text:p text:style-name="P3"><text:s text:c="2"/><text:span text:style-name="T4">begin</text:span></text:p>
      <text:p text:style-name="P3"><text:s text:c="4"/><text:span text:style-name="T4">message(‘Congratulation! You are using Pascal on your PiDP-11’);</text:span></text:p>
      <text:p text:style-name="P4"><text:s text:c="2"/>end.</text:p>
      <text:p text:style-name="P4"/>
      <text:p text:style-name="P5">Now, compile the program using</text:p>
      <text:p text:style-name="P5"/>
      <text:p text:style-name="P5"><text:s text:c="2"/>pi hello.p</text:p>
      <text:p text:style-name="P5"/>
      <text:p text:style-name="P5">If it has been compiled successfully, run it with</text:p>
      <text:p text:style-name="P5"/>
      <text:p text:style-name="P5"><text:s text:c="2"/>px</text:p>
      <text:p text:style-name="P5"/>
      <text:p text:style-name="P5">You can also combine the two stages with the command</text:p>
      <text:p text:style-name="P5"/>
      <text:p text:style-name="P5"><text:s text:c="2"/>pix hello.p</text:p>
      <text:p text:style-name="P5"/>
      <text:p text:style-name="P5">For details, see</text:p>
      <text:p text:style-name="P5"/>
      <text:p text:style-name="P5"><text:s text:c="2"/>man pi</text:p>
      <text:p text:style-name="P5"><text:s text:c="2"/>man px</text:p>
      <text:p text:style-name="P5"><text:s text:c="2"/>man pix</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5-23T08:25:17.814305445</dc:date>
    <meta:editing-duration>PT11M24S</meta:editing-duration>
    <meta:editing-cycles>5</meta:editing-cycles>
    <meta:document-statistic meta:table-count="0" meta:image-count="0" meta:object-count="0" meta:page-count="1" meta:paragraph-count="27" meta:word-count="253" meta:character-count="1581" meta:non-whitespace-character-count="1322"/>
  </office:meta>
</office:document-meta>
</file>